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B06500006E3F18379C7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
    </style:style>
    <style:style style:name="P4" style:family="paragraph" style:parent-style-name="Text_20_body" style:list-style-name="L5">
      <style:text-properties style:font-name="Times New Roman"/>
    </style:style>
    <style:style style:name="P5" style:family="paragraph" style:parent-style-name="Text_20_body" style:list-style-name="L5"/>
    <style:style style:name="P6" style:family="paragraph" style:parent-style-name="Text_20_body">
      <style:paragraph-properties fo:break-before="page"/>
    </style:style>
    <style:style style:name="P7" style:family="paragraph" style:parent-style-name="Text_20_body">
      <style:paragraph-properties fo:margin-top="0in" fo:margin-bottom="0.0835in"/>
    </style:style>
    <style:style style:name="P8" style:family="paragraph" style:parent-style-name="Heading_20_1" style:list-style-name="L1">
      <style:paragraph-properties fo:text-align="center" style:justify-single-word="false"/>
      <style:text-properties style:font-name="Arial"/>
    </style:style>
    <style:style style:name="P9" style:family="paragraph" style:parent-style-name="Heading_20_2" style:list-style-name="L4">
      <style:text-properties style:font-name="Arial"/>
    </style:style>
    <style:style style:name="P10" style:family="paragraph" style:parent-style-name="Heading_20_2" style:list-style-name="L2">
      <style:paragraph-properties fo:break-before="page"/>
    </style:style>
    <style:style style:name="P11" style:family="paragraph" style:parent-style-name="Heading_20_2" style:list-style-name="L3">
      <style:paragraph-properties fo:break-before="page"/>
      <style:text-properties style:font-name="Arial"/>
    </style:style>
    <style:style style:name="P12" style:family="paragraph" style:parent-style-name="Contents_20_Heading">
      <style:text-properties style:font-name="Arial"/>
    </style:style>
    <style:style style:name="P13" style:family="paragraph" style:parent-style-name="Contents_20_2">
      <style:paragraph-properties>
        <style:tab-stops>
          <style:tab-stop style:position="6.7283in" style:type="right" style:leader-style="dotted" style:leader-text="."/>
          <style:tab-stop style:position="6.9252in" style:type="right" style:leader-style="dotted" style:leader-text="."/>
        </style:tab-stops>
      </style:paragraph-properties>
      <style:text-properties style:font-name="Times New Roman"/>
    </style:style>
    <style:style style:name="P14" style:family="paragraph">
      <style:paragraph-properties fo:text-align="center"/>
    </style:style>
    <style:style style:name="T1" style:family="text">
      <style:text-properties style:font-name="Times New Roman"/>
    </style:style>
    <style:style style:name="fr1"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style:num-prefix="ñ" text:bullet-char="ñ">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style:num-prefix="ñ" text:bullet-char="ñ">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style:style style:name="gr1"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b3b3b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8646869" text:style-name="L1">
        <text:list-item>
          <text:p text:style-name="P8">Mask Specification</text:p>
        </text:list-item>
      </text:list>
      <text:p text:style-name="P2"/>
      <text:list xml:id="list340349467" text:style-name="L2">
        <text:list-item>
          <text:p text:style-name="P10"/>
        </text:list-item>
      </text:list>
      <text:section text:style-name="Sect2" text:name="Section1">
        <text:p text:style-name="P12">Table of Contents</text:p>
      </text:section>
      <text:section text:style-name="Sect2" text:name="Section2">
        <text:table-of-content text:style-name="Sect1"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9252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7283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Text_20_body"/>
          </text:index-body>
        </text:table-of-content>
        <text:p text:style-name="P13"/>
      </text:section>
      <text:section text:style-name="Sect3" text:name="Section3">
        <text:p text:style-name="Text_20_body"/>
        <text:list xml:id="list284775424" text:style-name="L3">
          <text:list-item>
            <text:p text:style-name="P11">Goal</text:p>
          </text:list-item>
        </text:list>
        <text:p text:style-name="P3"><text:tab/>The goal of this document is to describes the mask tool. This tool will be a native widget available from the library palette. When the user will add this widget to the board, the screen will become black and the user will be able to move a shaped hole in order to see what is behind the mask. The size and the shape of this hole can be customized.</text:p>
        <text:list xml:id="list1319333768" text:style-name="L4">
          <text:list-item>
            <text:p text:style-name="P9">Setting the mask</text:p>
          </text:list-item>
        </text:list>
        <text:p text:style-name="P3"><text:tab/>The mask will be selected in the Library palette:</text:p>
        <text:p text:style-name="Text_20_body"><draw:frame draw:style-name="fr1" draw:name="graphics1" text:anchor-type="as-char" svg:width="6.9193in" svg:height="4.3252in" draw:z-index="0"><draw:image xlink:href="Pictures/2000000B0000B06500006E3F18379C7A.svm" xlink:type="simple" xlink:show="embed" xlink:actuate="onLoad"/></draw:frame></text:p>
        <text:p text:style-name="P3"><text:tab/>When this application is added to the board, the mask will cover all the screen and a shaped hole will be present at the mouse position when a click is done. </text:p>
        <text:p text:style-name="Text_20_body"/>
        <text:p text:style-name="P6"><draw:rect text:anchor-type="paragraph" draw:z-index="2" draw:style-name="gr1" draw:text-style-name="P14" svg:width="5.1913in" svg:height="3.8657in" svg:x="1.728in" svg:y="0.4591in"><text:p text:style-name="P14">h</text:p></draw:rect><draw:rect text:anchor-type="paragraph" draw:z-index="3" draw:style-name="gr2" draw:text-style-name="P14" svg:width="1.3961in" svg:height="3.8657in" svg:x="5.5193in" svg:y="0.4591in"><text:p/></draw:rect><draw:rect text:anchor-type="paragraph" draw:z-index="4" draw:style-name="gr2" draw:text-style-name="P14" svg:width="0.198in" svg:height="0.3335in" svg:x="5.3217in" svg:y="1.228in"><text:p/></draw:rect><draw:rect text:anchor-type="paragraph" draw:z-index="5" draw:style-name="gr2" draw:text-style-name="P14" svg:width="0.198in" svg:height="0.3335in" svg:x="5.3217in" svg:y="1.6217in"><text:p/></draw:rect><draw:rect text:anchor-type="paragraph" draw:z-index="6" draw:style-name="gr2" draw:text-style-name="P14" svg:width="0.198in" svg:height="0.3335in" svg:x="1.7256in" svg:y="0.761in"><text:p/></draw:rect><draw:circle text:anchor-type="paragraph" draw:z-index="7" draw:style-name="gr3" draw:text-style-name="P14" svg:width="1.063in" svg:height="1.063in" svg:x="2.9882in" svg:y="1.5319in"><text:p/></draw:circle><draw:frame draw:style-name="fr1" draw:name="graphics2" text:anchor-type="as-char" svg:width="6.9193in" svg:height="4.3252in" draw:z-index="1"><draw:image xlink:href="Pictures/2000000B0000B06500006E3F18379C7A.svm" xlink:type="simple" xlink:show="embed" xlink:actuate="onLoad"/></draw:frame></text:p>
        <text:p text:style-name="P3"><text:tab/>When a mask is added to the page, a new tab widget will be shown on the right dock palette, exposing the cache properties. The user will then be able to change the following properties:</text:p>
        <text:list xml:id="list480161468" text:style-name="L5">
          <text:list-header>
            <text:p text:style-name="P5"><text:span text:style-name="T1"><text:s text:c="5"/>Cache color</text:span></text:p>
            <text:p text:style-name="P4"><text:s text:c="5"/>Shape (circle or square)</text:p>
            <text:p text:style-name="P4"><text:s text:c="5"/>Shape size</text:p>
          </text:list-header>
        </text:list>
        <text:p text:style-name="P3"><text:tab/>The size of the shape can be modified by using the slider located in the property palette. A button will also be present in this property widget to allow the user to remove the cache. In order to use the cache, the user must use the Selector tool and move the mouse cursor of the cache while clicking it. Is another tool is selected, the corresponding actions will be done but all will be hidden by the cache that remains top level on the board Z order.</text:p>
        <text:p text:style-name="P3"><text:tab/>If the user goes to another page of the document and if this new page has no cache, the cache property tab will be automatically removed from the dock palette. The reverse is also true if the user comes to a page that holds a cache.</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text-properties fo:font-size="16pt" fo:font-weight="bold" style:font-size-asian="16pt" style:font-weight-asian="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Absatz-Standardschriftart" style:family="text"/>
    <style:style style:name="WW-Absatz-Standardschriftart" style:family="text"/>
    <style:style style:name="WW8Num2z0" style:family="text">
      <style:text-properties style:font-name="Wingdings 2"/>
    </style:style>
    <style:style style:name="WW8Num2z1" style:family="text">
      <style:text-properties style:font-name="OpenSymbol"/>
    </style:style>
    <style:style style:name="WW8Num3z0" style:family="text">
      <style:text-properties style:font-name="Wingdings 2"/>
    </style:style>
    <style:style style:name="WW8Num3z1" style:family="text">
      <style:text-properties style:font-name="OpenSymbol"/>
    </style:style>
    <style:style style:name="WW-Absatz-Standardschriftart1"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ndov </meta:initial-creator>
    <meta:creation-date>2011-07-19T14:40:29</meta:creation-date>
    <meta:editing-duration>P23DT22H18M14S</meta:editing-duration>
    <dc:date>2011-09-08T16:37:44</dc:date>
    <dc:creator>Kindov </dc:creator>
    <meta:generator>LibreOffice/3.3$Linux LibreOffice_project/330m19$Build-301</meta:generator>
    <meta:document-statistic meta:table-count="0" meta:image-count="2" meta:object-count="0" meta:page-count="4" meta:paragraph-count="15" meta:word-count="298" meta:character-count="1552"/>
    <meta:editing-cycles>1</meta:editing-cycles>
    <meta:user-defined meta:name="Info 1"/>
    <meta:user-defined meta:name="Info 2"/>
    <meta:user-defined meta:name="Info 3"/>
    <meta:user-defined meta:name="Info 4"/>
  </office:meta>
</office:document-meta>
</file>